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>
      <style:paragraph-properties fo:line-height="150%" fo:text-align="center" style:justify-single-word="false"/>
      <style:text-properties fo:font-size="14pt" style:font-size-asian="14pt" style:font-size-complex="14pt"/>
    </style:style>
    <style:style style:name="P3" style:family="paragraph" style:parent-style-name="Text_20_body">
      <style:paragraph-properties fo:line-height="150%"/>
      <style:text-properties fo:font-size="14pt" officeooo:paragraph-rsid="001b95c6" style:font-size-asian="14pt" style:font-size-complex="14pt"/>
    </style:style>
    <style:style style:name="P4" style:family="paragraph" style:parent-style-name="Header">
      <style:text-properties officeooo:paragraph-rsid="001b95c6"/>
    </style:style>
    <style:style style:name="P5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b95c6"/>
    </style:style>
    <style:style style:name="T2" style:family="text">
      <style:text-properties officeooo:rsid="001ce5b0"/>
    </style:style>
    <style:style style:name="T3" style:family="text">
      <style:text-properties fo:font-size="14pt" officeooo:rsid="001b95c6" style:font-size-asian="14pt" style:font-size-complex="14pt"/>
    </style:style>
    <style:style style:name="T4" style:family="text">
      <style:text-properties fo:font-size="14pt" officeooo:rsid="001ce5b0" style:font-size-asian="14pt" style:font-size-complex="14pt"/>
    </style:style>
    <style:style style:name="T5" style:family="text">
      <style:text-properties fo:font-size="14pt" officeooo:rsid="001d7337" style:font-size-asian="14pt" style:font-size-complex="14pt"/>
    </style:style>
    <style:style style:name="T6" style:family="text">
      <style:text-properties officeooo:rsid="001d7337"/>
    </style:style>
    <style:style style:name="T7" style:family="text">
      <style:text-properties fo:font-weight="bold" officeooo:rsid="001b95c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/></text:h>
      <text:h text:style-name="P5" text:outline-level="1"><text:span text:style-name="T1">Übung zur Vorlesung Programmierung in der Bioinformatik. </text:span></text:h>
      <text:h text:style-name="P5" text:outline-level="1"><text:span text:style-name="T1">Ausgabe am 14.10.2013</text:span></text:h>
      <text:p text:style-name="P2"><text:span text:style-name="T1"/></text:p>
      <text:p text:style-name="P2"><text:span text:style-name="T1"/></text:p>
      <text:p text:style-name="P1"><text:span text:style-name="T7">Aufgabe 1.1:</text:span><text:span text:style-name="T1"> <text:s/>aufgabe_1.1.sh</text:span></text:p>
      <text:p text:style-name="P1"><text:span text:style-name="T1"/></text:p>
      <text:p text:style-name="P1"><text:span text:style-name="T7">Aufgabe 1.2:</text:span><text:span text:style-name="T1"> <text:s/>aufgabe_1.</text:span><text:span text:style-name="T2">2</text:span><text:span text:style-name="T1">.sh</text:span></text:p>
      <text:p text:style-name="P1"><text:span text:style-name="T1"/></text:p>
      <text:p text:style-name="P1"><text:span text:style-name="T7">Aufgabe 1.3:</text:span><text:span text:style-name="T1"> aufgabe_1.</text:span><text:span text:style-name="T2">3</text:span><text:span text:style-name="T1">.sh</text:span></text:p>
      <text:p text:style-name="P1"><text:span text:style-name="T1"/></text:p>
      <text:p text:style-name="P1"><text:span text:style-name="T7">Aufgabe 1.4:</text:span><text:span text:style-name="T1"> <text:s/>aufgabe_1.</text:span><text:span text:style-name="T2">4</text:span><text:span text:style-name="T1">.sh, aufgabe_1.</text:span><text:span text:style-name="T2">4.</text:span><text:span text:style-name="T6">3.4</text:span><text:span text:style-name="T1">.sh</text:span></text:p>
      <text:p text:style-name="P1"><text:span text:style-name="T1"/></text:p>
      <text:p text:style-name="P1"><text:span text:style-name="T7">Aufgabe 1.5:</text:span><text:span text:style-name="T1"> <text:s/>aufgabe_1.</text:span><text:span text:style-name="T2">5</text:span><text:span text:style-name="T1">.sh</text:span></text:p>
      <text:p text:style-name="P1"><text:span text:style-name="T1"/></text:p>
      <text:p text:style-name="P1"><text:span text:style-name="T7">Aufgabe 1.6:</text:span><text:span text:style-name="T1"> <text:s/>aufgabe_1.</text:span><text:span text:style-name="T2">6</text:span><text:span text:style-name="T1">.sh</text:span></text:p>
      <text:p text:style-name="P3"><text:span text:style-name="T1"><text:s/></text:span></text:p>
      <text:p text:style-name="P3"><text:span text:style-name="T1"/></text:p>
      <text:p text:style-name="P3"><text:span text:style-name="T1"/></text:p>
      <text:p text:style-name="P3"><text:span text:style-name="T1"><text:s/></text:span></text:p>
      <text:p text:style-name="P3"><text:span text:style-name="T1"/></text:p>
      <text:p text:style-name="P3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b95c6"/>
    </style:style>
    <style:style style:name="MT1" style:family="text">
      <style:text-properties officeooo:rsid="001b95c6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Oleksandr Voroshylov (6590822)<text:tab/><text:tab/>26.10.201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0-27T18:59:13</meta:creation-date>
    <dc:date>2013-10-27T19:19:15</dc:date>
    <meta:editing-duration>PT15M33S</meta:editing-duration>
    <meta:editing-cycles>9</meta:editing-cycles>
    <meta:generator>LibreOffice/3.6$Linux_X86_64 LibreOffice_project/360m1$Build-304</meta:generator>
    <meta:document-statistic meta:table-count="0" meta:image-count="0" meta:object-count="0" meta:page-count="1" meta:paragraph-count="12" meta:word-count="33" meta:character-count="310" meta:non-whitespace-character-count="276"/>
  </office:meta>
</office:document-meta>
</file>